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c6e" officeooo:paragraph-rsid="00139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 Allah sempurnakanlah aku mengenalmu </text:p>
      <text:p text:style-name="P1">Ya Allah jangan kau matikan aku sebelum mengenalmu</text:p>
      <text:p text:style-name="P1">Ya Allah aku berlindung darimu dari membolak balikkan hatiku</text:p>
      <text:p text:style-name="P1">Ya Allah aku dari balak, ketakutan dan kesusahan.</text:p>
      <text:p text:style-name="P1">Ya Allah mudahkan dan keselamatan urusan dunia dan akhirat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3:48:06.326678645</meta:creation-date>
    <dc:date>2023-01-10T23:50:46.663337120</dc:date>
    <meta:editing-duration>PT2M41S</meta:editing-duration>
    <meta:editing-cycles>1</meta:editing-cycles>
    <meta:document-statistic meta:table-count="0" meta:image-count="0" meta:object-count="0" meta:page-count="1" meta:paragraph-count="5" meta:word-count="39" meta:character-count="256" meta:non-whitespace-character-count="221"/>
    <meta:generator>LibreOffice/7.3.7.2$Linux_X86_64 LibreOffice_project/30$Build-2</meta:generator>
  </office:meta>
</office:document-meta>
</file>